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313cm" fo:min-width="3.101cm"/>
    </style:style>
    <style:style style:name="gr2" style:family="graphic" style:parent-style-name="standard">
      <style:graphic-properties draw:textarea-horizontal-align="justify" draw:textarea-vertical-align="middle" draw:auto-grow-height="false" fo:min-height="0.524cm" fo:min-width="3.875cm"/>
    </style:style>
    <style:style style:name="gr3" style:family="graphic" style:parent-style-name="standard">
      <style:graphic-properties draw:stroke="none" svg:stroke-color="#000000" draw:fill="none" draw:fill-color="#ffffff" fo:min-height="0.776cm"/>
    </style:style>
    <style:style style:name="gr4" style:family="graphic" style:parent-style-name="standard">
      <style:graphic-properties draw:textarea-horizontal-align="justify" draw:textarea-vertical-align="middle" draw:auto-grow-height="false" fo:min-height="4.75cm" fo:min-width="2.7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12cm"/>
    </style:style>
    <style:style style:name="gr6" style:family="graphic" style:parent-style-name="standard">
      <style:graphic-properties draw:textarea-horizontal-align="justify" draw:textarea-vertical-align="middle" draw:auto-grow-height="false" fo:min-height="0.142cm" fo:min-width="1.711cm"/>
    </style:style>
    <style:style style:name="gr7" style:family="graphic" style:parent-style-name="standard">
      <style:graphic-properties draw:textarea-horizontal-align="justify" draw:textarea-vertical-align="middle" draw:auto-grow-height="false" fo:min-height="1.465cm" fo:min-width="3.416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standard">
      <style:graphic-properties draw:stroke="dash" draw:stroke-dash="Fine_20_Dashed" draw:textarea-horizontal-align="justify" draw:textarea-vertical-align="middle" draw:auto-grow-height="false" fo:min-height="1.143cm" fo:min-width="6.258cm"/>
    </style:style>
    <style:style style:name="gr10" style:family="graphic" style:parent-style-name="standard">
      <style:graphic-properties draw:stroke="dash" draw:stroke-dash="Fine_20_Dashed" draw:textarea-horizontal-align="justify" draw:textarea-vertical-align="middle" draw:auto-grow-height="false" fo:min-height="1.143cm" fo:min-width="5.998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standard">
      <style:graphic-properties draw:stroke="dash" draw:stroke-dash="Fine_20_Dashed" draw:textarea-horizontal-align="justify" draw:textarea-vertical-align="middle" draw:auto-grow-height="false" fo:min-height="1.05cm" fo:min-width="13.6cm"/>
    </style:style>
    <style:style style:name="gr13" style:family="graphic" style:parent-style-name="standard">
      <style:graphic-properties draw:stroke="dash" draw:stroke-dash="Fine_20_Dashed" draw:textarea-horizontal-align="justify" draw:textarea-vertical-align="middle" draw:auto-grow-height="false" fo:min-height="1.613cm" fo:min-width="1.36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Consolas1" fo:font-size="22pt" style:font-size-asian="22pt" style:font-size-complex="2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Consolas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cm" svg:height="5.7cm" svg:x="17.2cm" svg:y="6.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5cm" svg:height="1.548cm" svg:x="11.8cm" svg:y="6.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5cm" svg:height="1.548cm" svg:x="11.8cm" svg:y="8.37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5cm" svg:height="1.548cm" svg:x="11.8cm" svg:y="10.25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3.5cm" svg:height="1.026cm" svg:x="11.7cm" svg:y="6.945cm">
          <draw:text-box>
            <text:p><text:span text:style-name="T1">Event</text:span></text:p>
          </draw:text-box>
        </draw:frame>
        <draw:frame draw:style-name="gr3" draw:text-style-name="P2" draw:layer="layout" svg:width="3.5cm" svg:height="1.026cm" svg:x="11.7cm" svg:y="8.7cm">
          <draw:text-box>
            <text:p><text:span text:style-name="T1">Event</text:span></text:p>
          </draw:text-box>
        </draw:frame>
        <draw:frame draw:style-name="gr3" draw:text-style-name="P2" draw:layer="layout" svg:width="3.5cm" svg:height="1.026cm" svg:x="11.7cm" svg:y="10.574cm">
          <draw:text-box>
            <text:p><text:span text:style-name="T1">Event</text:span></text:p>
          </draw:text-box>
        </draw:frame>
        <draw:custom-shape draw:style-name="gr4" draw:text-style-name="P1" draw:layer="layout" svg:width="3.2cm" svg:height="5cm" svg:x="8.4cm" svg:y="6.7cm">
          <text:p text:style-name="P1">Aggregate</text:p>
          <text:p text:style-name="P1">Roo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2.5cm" svg:height="1.6cm" svg:x="8.4cm" svg:y="14.6cm">
          <text:p text:style-name="P1">EventBus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26cm" svg:height="0.782cm" draw:transform="rotate (-1.5707963267949) translate (18.4cm 11.974cm)">
          <text:p text:style-name="P3"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2.526cm" svg:height="0.782cm" draw:transform="rotate (-1.5707963267949) translate (19.4cm 11.97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2.526cm" svg:height="0.782cm" draw:transform="rotate (-1.5707963267949) translate (20.4cm 11.97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4.1cm" svg:height="1.899cm" svg:x="8.4cm" svg:y="17.2cm">
          <text:p text:style-name="P1">Proje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4.1cm" svg:height="1.899cm" svg:x="13.401cm" svg:y="17.201cm">
          <text:p text:style-name="P1">Proje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4" draw:layer="layout" svg:x1="10.3cm" svg:y1="16.2cm" svg:x2="10.3cm" svg:y2="17.2cm">
          <text:p/>
        </draw:line>
        <draw:line draw:style-name="gr8" draw:text-style-name="P4" draw:layer="layout" svg:x1="15.3cm" svg:y1="16.3cm" svg:x2="15.3cm" svg:y2="17.2cm">
          <text:p/>
        </draw:line>
        <draw:custom-shape draw:style-name="gr9" draw:text-style-name="P1" draw:layer="layout" svg:width="6.758cm" svg:height="1.393cm" draw:transform="rotate (-1.5683528658421) translate (7.484cm 14.098cm)">
          <text:p text:style-name="P1">Command Handler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498cm" svg:height="1.393cm" draw:transform="rotate (-1.5683528658421) translate (7.487cm 6.7cm)">
          <text:p text:style-name="P1">Command Handler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7.5cm" svg:y1="10.4cm" svg:x2="8.5cm" svg:y2="9.3cm">
          <text:p/>
        </draw:line>
        <draw:line draw:style-name="gr11" draw:text-style-name="P4" draw:layer="layout" svg:x1="7.5cm" svg:y1="17.5cm" svg:x2="8.4cm" svg:y2="10.5cm">
          <text:p/>
        </draw:line>
        <draw:custom-shape draw:style-name="gr12" draw:text-style-name="P1" draw:layer="layout" svg:width="14.1cm" svg:height="1.3cm" draw:transform="rotate (-1.5707963267949) translate (4.75cm 6.7cm)">
          <text:p text:style-name="P1">CommandBus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4.8cm" svg:y1="9.1cm" svg:x2="6.1cm" svg:y2="9.1cm">
          <text:p/>
        </draw:line>
        <draw:line draw:style-name="gr8" draw:text-style-name="P4" draw:layer="layout" svg:x1="4.8cm" svg:y1="17.6cm" svg:x2="6.1cm" svg:y2="17.6cm">
          <text:p/>
        </draw:line>
        <draw:custom-shape draw:style-name="gr9" draw:text-style-name="P1" draw:layer="layout" svg:width="6.758cm" svg:height="1.393cm" draw:transform="rotate (-1.5683528658421) translate (2.485cm 14.098cm)"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498cm" svg:height="1.393cm" draw:transform="rotate (-1.5683528658421) translate (2.488cm 6.7cm)">
          <text:p text:style-name="P1">Controller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2.5cm" svg:y1="10.1cm" svg:x2="3.5cm" svg:y2="10.1cm">
          <text:p/>
        </draw:line>
        <draw:line draw:style-name="gr11" draw:text-style-name="P4" draw:layer="layout" svg:x1="2.5cm" svg:y1="17.6cm" svg:x2="3.4cm" svg:y2="17.6cm">
          <text:p/>
        </draw:line>
        <draw:line draw:style-name="gr8" draw:text-style-name="P4" draw:layer="layout" svg:x1="10.299cm" svg:y1="19.1cm" svg:x2="10.299cm" svg:y2="20.2cm">
          <text:p/>
        </draw:line>
        <draw:custom-shape draw:style-name="gr13" draw:text-style-name="P1" draw:layer="layout" svg:width="2.635cm" svg:height="2.635cm" svg:x="9.065cm" svg:y="19.865cm">
          <text:p text:style-name="P1">Read</text:p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5.399cm" svg:y1="19.2cm" svg:x2="15.399cm" svg:y2="20.2cm">
          <text:p/>
        </draw:line>
        <draw:custom-shape draw:style-name="gr13" draw:text-style-name="P1" draw:layer="layout" svg:width="2.635cm" svg:height="2.635cm" svg:x="14.1cm" svg:y="19.9cm">
          <text:p text:style-name="P1">Read</text:p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3:18:10.789624701</meta:creation-date>
    <dc:date>2016-01-30T11:21:39.583925011</dc:date>
    <meta:editing-duration>PT7M47S</meta:editing-duration>
    <meta:editing-cycles>4</meta:editing-cycles>
    <meta:generator>LibreOffice/4.4.7.2$Linux_X86_64 LibreOffice_project/40m0$Build-2</meta:generator>
    <meta:document-statistic meta:object-count="31"/>
  </office:meta>
</office:document-meta>
</file>